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7000002AB28847F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4f6228" draw:stroke-linejoin="round" draw:fill="solid" draw:fill-color="#77933c" draw:textarea-vertical-align="middl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1e1c11" draw:stroke-linejoin="round" draw:fill="solid" draw:fill-color="#ffff00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cm" svg:stroke-color="#ff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ff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기본값-notes">
      <style:graphic-properties draw:fill-color="#ffffff" fo:min-height="13.365cm"/>
    </style:style>
    <style:style style:name="pr2" style:family="presentation" style:parent-style-name="기본값_20_1-notes">
      <style:graphic-properties draw:fill-color="#ffffff" fo:min-height="13.365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margin-top="0cm" fo:margin-bottom="0cm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text-properties style:font-size-asian="20pt"/>
    </style:style>
    <style:style style:name="T1" style:family="text">
      <style:text-properties fo:color="#000000" style:text-line-through-style="none" fo:font-family="'맑은 고딕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line-through-style="none" fo:font-family="'맑은 고딕'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name="CustomShape 1" draw:style-name="gr1" draw:text-style-name="P2" draw:layer="layout" svg:width="2.597cm" svg:height="0.797cm" svg:x="4.099cm" svg:y="3.924cm">
          <text:p text:style-name="P1"><text:span text:style-name="T1">index.ph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_20_1" presentation:presentation-page-layout-name="AL1T0">
        <draw:custom-shape draw:name="CustomShape 1" draw:style-name="gr3" draw:text-style-name="P3" draw:id="id1" draw:layer="layout" svg:width="1.397cm" svg:height="1.397cm" svg:x="1.9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name="CustomShape 3" draw:style-name="gr1" draw:text-style-name="P2" draw:id="id2" draw:layer="layout" svg:width="2.597cm" svg:height="0.797cm" svg:x="5.5cm" svg:y="4.401cm">
          <text:p text:style-name="P1"><text:span text:style-name="T1">index.html</text:span></text:p>
          <draw:enhanced-geometry svg:viewBox="0 0 21600 21600" draw:type="rectangle" draw:enhanced-path="M 0 0 L 21600 0 21600 21600 0 21600 0 0 Z N"/>
        </draw:custom-shape>
        <draw:custom-shape draw:name="CustomShape 5" draw:style-name="gr4" draw:text-style-name="P2" draw:layer="layout" svg:width="1.198cm" svg:height="1.011cm" svg:x="3.8cm" svg:y="3.8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name="CustomShape 6" draw:style-name="gr1" draw:text-style-name="P2" draw:id="id3" draw:layer="layout" svg:width="2.597cm" svg:height="0.797cm" svg:x="5.5cm" svg:y="1.801cm">
          <text:p text:style-name="P1"><text:span text:style-name="T1">oauth.py</text:span></text:p>
          <draw:enhanced-geometry svg:viewBox="0 0 21600 21600" draw:type="rectangle" draw:enhanced-path="M 0 0 L 21600 0 21600 21600 0 21600 0 0 Z N"/>
        </draw:custom-shape>
        <draw:custom-shape draw:name="CustomShape 7" draw:style-name="gr4" draw:text-style-name="P2" draw:layer="layout" svg:width="1.797cm" svg:height="0.672cm" svg:x="6.9cm" svg:y="3.1cm">
          <text:p text:style-name="P4"><text:span text:style-name="T1">If </text:span><text:span text:style-name="T1">인증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name="CustomShape 8" draw:style-name="gr1" draw:text-style-name="P2" draw:id="id5" draw:layer="layout" svg:width="3.597cm" svg:height="0.797cm" svg:x="10.801cm" svg:y="1.801cm">
          <text:p text:style-name="P1"><text:span text:style-name="T1">request_token.py</text:span></text:p>
          <draw:enhanced-geometry svg:viewBox="0 0 21600 21600" draw:type="rectangle" draw:enhanced-path="M 0 0 L 21600 0 21600 21600 0 21600 0 0 Z N"/>
        </draw:custom-shape>
        <draw:custom-shape draw:name="CustomShape 10" draw:style-name="gr1" draw:text-style-name="P2" draw:id="id4" draw:layer="layout" svg:width="3.798cm" svg:height="0.797cm" svg:x="4.9cm" svg:y="7cm">
          <text:p text:style-name="P1"><text:span text:style-name="T1">access_resource.py</text:span></text:p>
          <draw:enhanced-geometry svg:viewBox="0 0 21600 21600" draw:type="rectangle" draw:enhanced-path="M 0 0 L 21600 0 21600 21600 0 21600 0 0 Z N"/>
        </draw:custom-shape>
        <draw:custom-shape draw:name="CustomShape 12" draw:style-name="gr4" draw:text-style-name="P2" draw:layer="layout" svg:width="1.797cm" svg:height="1.124cm" svg:x="6.8cm" svg:y="5.7cm">
          <text:p text:style-name="P4"><text:span text:style-name="T1">If </text:span><text:span text:style-name="T1">인증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name="CustomShape 14" draw:style-name="gr4" draw:text-style-name="P2" draw:layer="layout" svg:width="3.398cm" svg:height="0.672cm" svg:x="8.3cm" svg:y="2.2cm">
          <text:p text:style-name="P4"><text:span text:style-name="T1"><text:s/></text:span><text:span text:style-name="T1">사용자동의</text:span></text:p>
          <draw:enhanced-geometry svg:viewBox="0 0 21600 21600" draw:type="rectangle" draw:enhanced-path="M 0 0 L 21600 0 21600 21600 0 21600 0 0 Z N"/>
        </draw:custom-shape>
        <draw:custom-shape draw:name="CustomShape 15" draw:style-name="gr4" draw:text-style-name="P2" draw:layer="layout" svg:width="3.398cm" svg:height="0.672cm" svg:x="10cm" svg:y="3.1cm">
          <text:p text:style-name="P4"><text:span text:style-name="T1">Daum </text:span><text:span text:style-name="T1">로그인</text:span></text:p>
          <draw:enhanced-geometry svg:viewBox="0 0 21600 21600" draw:type="rectangle" draw:enhanced-path="M 0 0 L 21600 0 21600 21600 0 21600 0 0 Z N"/>
        </draw:custom-shape>
        <draw:custom-shape draw:name="CustomShape 22" draw:style-name="gr1" draw:text-style-name="P2" draw:id="id6" draw:layer="layout" svg:width="3.597cm" svg:height="0.797cm" svg:x="10.801cm" svg:y="4.401cm">
          <text:p text:style-name="P1"><text:span text:style-name="T1">callback.py</text:span></text:p>
          <draw:enhanced-geometry svg:viewBox="0 0 21600 21600" draw:type="rectangle" draw:enhanced-path="M 0 0 L 21600 0 21600 21600 0 21600 0 0 Z N"/>
        </draw:custom-shape>
        <draw:connector draw:name="직선 화살표 연결선 72" draw:style-name="gr5" draw:text-style-name="P5" draw:layer="layout" draw:type="line" svg:x1="3.297cm" svg:y1="4.799cm" svg:x2="5.5cm" svg:y2="4.799cm" draw:start-shape="id1" draw:start-glue-point="10" draw:end-shape="id2" draw:end-glue-point="3" svg:d="m3297 4799h2203">
          <text:p/>
        </draw:connector>
        <draw:connector draw:name="직선 화살표 연결선 72" draw:style-name="gr5" draw:text-style-name="P5" draw:layer="layout" draw:type="line" svg:x1="6.798cm" svg:y1="4.401cm" svg:x2="6.798cm" svg:y2="2.598cm" draw:start-shape="id2" draw:end-shape="id3" draw:end-glue-point="2" svg:d="m6798 4401v-1803">
          <text:p/>
        </draw:connector>
        <draw:connector draw:name="직선 화살표 연결선 72" draw:style-name="gr5" draw:text-style-name="P5" draw:layer="layout" draw:type="line" svg:x1="6.798cm" svg:y1="5.198cm" svg:x2="6.799cm" svg:y2="7cm" draw:start-shape="id2" draw:start-glue-point="2" draw:end-shape="id4" draw:end-glue-point="0" svg:d="m6798 5198 1 1802">
          <text:p/>
        </draw:connector>
        <draw:connector draw:name="직선 화살표 연결선 72" draw:style-name="gr5" draw:text-style-name="P5" draw:layer="layout" draw:type="line" svg:x1="8.097cm" svg:y1="2.199cm" svg:x2="10.801cm" svg:y2="2.199cm" draw:start-shape="id3" draw:start-glue-point="1" draw:end-shape="id5" svg:d="m8097 2199h2704">
          <text:p/>
        </draw:connector>
        <draw:connector draw:name="직선 화살표 연결선 72" draw:style-name="gr5" draw:text-style-name="P5" draw:layer="layout" draw:type="line" svg:x1="12.599cm" svg:y1="2.598cm" svg:x2="12.599cm" svg:y2="4.401cm" draw:start-shape="id5" draw:start-glue-point="2" draw:end-shape="id6" draw:end-glue-point="0" svg:d="m12599 2598v1803">
          <text:p/>
        </draw:connector>
        <draw:connector draw:name="직선 화살표 연결선 72" draw:style-name="gr5" draw:text-style-name="P5" draw:layer="layout" draw:type="line" svg:x1="10.801cm" svg:y1="4.799cm" svg:x2="8.097cm" svg:y2="4.799cm" draw:start-shape="id6" draw:end-shape="id2" draw:end-glue-point="1" svg:d="m10801 4799h-2704">
          <text:p/>
        </draw:connector>
        <draw:custom-shape draw:name="CustomShape 5" draw:style-name="gr4" draw:text-style-name="P2" draw:layer="layout" svg:width="1.198cm" svg:height="1.011cm" svg:x="6cm" svg:y="2.989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name="CustomShape 5" draw:style-name="gr4" draw:text-style-name="P2" draw:layer="layout" svg:width="1.198cm" svg:height="1.011cm" svg:x="9cm" svg:y="1.2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name="CustomShape 5" draw:style-name="gr4" draw:text-style-name="P2" draw:layer="layout" svg:width="1.198cm" svg:height="1.011cm" svg:x="12.502cm" svg:y="2.9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name="CustomShape 5" draw:style-name="gr4" draw:text-style-name="P2" draw:layer="layout" svg:width="1.198cm" svg:height="1.011cm" svg:x="9cm" svg:y="4.601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name="CustomShape 5" draw:style-name="gr4" draw:text-style-name="P2" draw:layer="layout" svg:width="1.198cm" svg:height="1.011cm" svg:x="5.9cm" svg:y="5.501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frame draw:style-name="gr6" draw:text-style-name="P6" draw:layer="layout" svg:width="16.047cm" svg:height="15.77cm" svg:x="3.453cm" svg:y="1.23cm">
          <draw:image xlink:href="Pictures/10000000000002B7000002AB28847F15.png" xlink:type="simple" xlink:show="embed" xlink:actuate="onLoad">
            <text:p/>
          </draw:image>
        </draw:frame>
        <draw:custom-shape draw:style-name="gr7" draw:text-style-name="P6" draw:layer="layout" svg:width="1.4cm" svg:height="9.5cm" svg:x="18.2cm" svg:y="3.4cm">
          <text:p/>
          <draw:enhanced-geometry svg:viewBox="0 0 21600 21600" draw:glue-points="0 0 0 21600 21600 10800" draw:text-areas="0 ?f9 7800 ?f10" draw:type="right-brace" draw:modifiers="1800 10821.59772655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6" draw:layer="layout" svg:width="0.5cm" svg:height="3cm" svg:x="16cm" svg:y="13.3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6" draw:layer="layout" svg:x1="4.7cm" svg:y1="3.1cm" svg:x2="8.2cm" svg:y2="3.1cm">
          <text:p/>
        </draw:line>
        <draw:custom-shape draw:style-name="gr9" draw:text-style-name="P7" draw:layer="layout" svg:width="1cm" svg:height="1cm" svg:x="3.5cm" svg:y="2.5cm">
          <text:p text:style-name="P7"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9" draw:text-style-name="P7" draw:layer="layout" svg:width="1cm" svg:height="1cm" svg:x="19.696cm" svg:y="7.566cm">
          <text:p text:style-name="P7"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9" draw:text-style-name="P7" draw:layer="layout" svg:width="1cm" svg:height="1cm" svg:x="16.633cm" svg:y="14.333cm">
          <text:p text:style-name="P7"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은 돋움'" style:font-family-generic="roman" style:font-pitch="variable" fo:font-size="24pt" fo:language="en" fo:country="US" style:font-family-asian="'은 돋움'" style:font-family-generic-asian="system" style:font-pitch-asian="variable" style:font-size-asian="24pt" style:language-asian="ko" style:country-asian="KR" style:font-family-complex="'은 돋움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은 돋움'" style:font-family-generic="roman" style:font-pitch="variable" fo:font-size="18pt" fo:font-style="normal" fo:text-shadow="none" style:text-underline-style="none" fo:font-weight="normal" style:letter-kerning="true" style:font-family-asian="'은 돋움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은 돋움'" style:font-family-generic="roman" style:font-pitch="variable" fo:font-size="20pt" fo:font-style="normal" fo:text-shadow="none" style:text-underline-style="none" fo:font-weight="normal" style:letter-kerning="true" style:font-family-asian="'은 돋움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은 돋움'" style:font-family-generic="roman" style:font-pitch="variable" fo:font-size="32pt" fo:letter-spacing="normal" fo:font-style="normal" fo:text-shadow="none" style:text-underline-style="none" fo:font-weight="normal" style:letter-kerning="true" style:font-family-asian="'은 돋움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기본값-outline3" style:family="presentation" style:parent-style-name="기본값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기본값-outline4" style:family="presentation" style:parent-style-name="기본값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은 돋움'" style:font-family-generic="roman" style:font-pitch="variable" fo:font-size="32pt" fo:font-style="normal" fo:text-shadow="none" style:text-underline-style="none" fo:font-weight="normal" style:letter-kerning="true" style:font-family-asian="'은 돋움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은 돋움'" style:font-family-generic="roman" style:font-pitch="variable" fo:font-size="44pt" fo:letter-spacing="normal" fo:font-style="normal" fo:text-shadow="none" style:text-underline-style="none" fo:font-weight="normal" style:letter-kerning="true" style:font-family-asian="'은 돋움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기본값_20_1-background" style:display-name="기본값 1-background" style:family="presentation">
      <style:graphic-properties draw:stroke="none" draw:fill="none"/>
      <style:text-properties style:letter-kerning="true"/>
    </style:style>
    <style:style style:name="기본값_20_1-backgroundobjects" style:display-name="기본값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은 돋움'" style:font-family-generic="roman" style:font-pitch="variable" fo:font-size="20pt" fo:font-style="normal" fo:text-shadow="none" style:text-underline-style="none" fo:font-weight="normal" style:letter-kerning="true" style:font-family-asian="'은 돋움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 draw:auto-grow-height="false" draw:fit-to-size="shrink-to-fit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은 돋움'" style:font-family-generic="roman" style:font-pitch="variable" fo:font-size="32pt" fo:letter-spacing="normal" fo:font-style="normal" fo:text-shadow="none" style:text-underline-style="none" fo:font-weight="normal" style:letter-kerning="true" style:font-family-asian="'은 돋움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outline2" style:display-name="기본값 1-outline2" style:family="presentation" style:parent-style-name="기본값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기본값_20_1-outline3" style:display-name="기본값 1-outline3" style:family="presentation" style:parent-style-name="기본값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기본값_20_1-outline4" style:display-name="기본값 1-outline4" style:family="presentation" style:parent-style-name="기본값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은 돋움'" style:font-family-generic="roman" style:font-pitch="variable" fo:font-size="32pt" fo:font-style="normal" fo:text-shadow="none" style:text-underline-style="none" fo:font-weight="normal" style:letter-kerning="true" style:font-family-asian="'은 돋움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은 돋움'" style:font-family-generic="roman" style:font-pitch="variable" fo:font-size="44pt" fo:letter-spacing="normal" fo:font-style="normal" fo:text-shadow="none" style:text-underline-style="none" fo:font-weight="normal" style:letter-kerning="true" style:font-family-asian="'은 돋움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2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custom-shape draw:name="CustomShape 1" draw:style-name="Mgr3" draw:text-style-name="MP3" draw:layer="backgroundobjects" svg:width="8.04cm" svg:height="1.011cm" svg:x="8.678cm" svg:y="17.657cm">
        <text:p/>
        <draw:enhanced-geometry svg:viewBox="0 0 21600 21600" draw:type="rectangle" draw:enhanced-path="M 0 0 L 21600 0 21600 21600 0 21600 0 0 Z N"/>
      </draw:custom-shape>
      <draw:frame presentation:style-name="기본값-title" draw:layer="backgroundobjects" svg:width="22.859cm" svg:height="3.18cm" svg:x="1.27cm" svg:y="0.76cm" presentation:class="title" presentation:placeholder="true">
        <draw:text-box/>
      </draw:frame>
      <draw:frame presentation:style-name="기본값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5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1">
      <draw:custom-shape draw:name="CustomShape 1" draw:style-name="Mgr3" draw:text-style-name="MP3" draw:layer="backgroundobjects" svg:width="8.04cm" svg:height="1.011cm" svg:x="8.678cm" svg:y="17.657cm">
        <text:p/>
        <draw:enhanced-geometry svg:viewBox="0 0 21600 21600" draw:type="rectangle" draw:enhanced-path="M 0 0 L 21600 0 21600 21600 0 21600 0 0 Z N"/>
      </draw:custom-shape>
      <draw:frame presentation:style-name="기본값_20_1-title" draw:layer="backgroundobjects" svg:width="22.859cm" svg:height="3.18cm" svg:x="1.27cm" svg:y="0.76cm" presentation:class="title" presentation:placeholder="true">
        <draw:text-box/>
      </draw:frame>
      <draw:frame presentation:style-name="기본값_20_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기본값_20_1-title" draw:layer="backgroundobjects" svg:width="14.848cm" svg:height="11.135cm" svg:x="3.075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6-08T18:45:33</dc:date>
    <dc:creator>mademin </dc:creator>
    <meta:generator>OpenOffice.org/3.2$Linux OpenOffice.org_project/320m19$Build-9505</meta:generator>
    <meta:editing-duration>PT03H09M51S</meta:editing-duration>
    <meta:editing-cycles>1</meta:editing-cycles>
    <meta:document-statistic meta:object-count="64"/>
  </office:meta>
</office:document-meta>
</file>